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ntium" fo:font-size="42pt" fo:font-weight="bold" style:font-size-asian="36.75pt" style:font-weight-asian="bold" style:font-size-complex="4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Gentium" fo:font-size="20pt" fo:font-weight="normal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Gentium" fo:font-size="32pt" fo:font-weight="normal" style:font-size-asian="32pt" style:font-weight-asian="normal" style:font-size-complex="3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Gentium" fo:font-size="70pt" fo:font-weight="bold" style:font-size-asian="70pt" style:font-weight-asian="bold" style:font-size-complex="7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Gentium" fo:font-size="60pt" fo:font-weight="normal" style:font-size-asian="60pt" style:font-weight-asian="normal" style:font-size-complex="6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Gentium" fo:font-size="16pt" fo:font-weight="bold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Gentium" fo:font-size="40pt" fo:font-weight="normal" style:font-size-asian="35pt" style:font-weight-asian="normal" style:font-size-complex="4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entium"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center"/>
    </style:style>
    <style:style style:name="gr1" style:family="graphic">
      <style:graphic-properties loext:allow-overlap="true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loext:allow-overlap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CV Es Castell</text:p>
      <text:p text:style-name="P4">DIPLOMA</text:p>
      <text:p text:style-name="P6">por el mejor jugador del año a:</text:p>
      <text:p text:style-name="P5"><draw:line text:anchor-type="paragraph" draw:z-index="0" draw:name="Línea 1" draw:style-name="gr1" draw:text-style-name="P9" svg:x1="0.706cm" svg:y1="2.247cm" svg:x2="23.328cm" svg:y2="2.141cm"><text:p/></draw:line>Sergi Pons Lagan</text:p>
      <text:p text:style-name="P8">Galardonado el 10 de noviembre, 2022</text:p>
      <text:p text:style-name="P8"/>
      <text:p text:style-name="P8"><draw:path text:anchor-type="paragraph" draw:z-index="3" draw:name="Curva de Bézier 1" draw:style-name="gr2" draw:text-style-name="P9" svg:width="6.637cm" svg:height="2.457cm" svg:x="17.508cm" svg:y="0.808cm" svg:viewBox="0 0 6638 2458" svg:d="M422 648c-787-252 116 413 291 503 547 282-492 398-450 688 51 354 563-187 847-371 303-196 205-1127 264-238 31 460-393 885-820 1111-346 184-841-373-344-582 492-206 1021-411 1402-793 485-487 718 368 1165 317 419-48 368-631-27-741-496-137-980-692-1455-503-571 229-696 1106-582 1720 78 420 561 765 1058 688 471-73 749-462 1085-741 474-393-836-775 132-502 589 166 1195 35 1799-238 1475-668-3674 298-3042 79 1167-405 2432-728 3651-556 404 57 1936-963 873 159-600 633-1198 1452-2117 1614-580 102-1174 188-1746 79-921-175 709-422 820-449 1364-338-1397-236-1508-239-3108-64-675-347-53-291 858 78 1729 0 2593 0l662 80-212-53"><text:p/></draw:path></text:p>
      <text:p text:style-name="P8"/>
      <text:p text:style-name="P8"><text:s text:c="6"/>CV Es Castell<text:tab/><text:tab/><text:tab/><text:tab/><text:tab/><text:tab/><text:tab/><text:tab/><text:tab/><text:tab/><text:tab/><text:tab/></text:p>
      <text:p text:style-name="P8"><draw:line text:anchor-type="paragraph" draw:z-index="1" draw:name="Línea 2" draw:style-name="gr2" draw:text-style-name="P9" svg:x1="-0.009cm" svg:y1="0.921cm" svg:x2="8.22cm" svg:y2="0.815cm"><text:p/></draw:line><draw:line text:anchor-type="paragraph" draw:z-index="2" draw:name="Línea horizontal 1" draw:style-name="gr2" draw:text-style-name="P9" svg:x1="16.448cm" svg:y1="0.709cm" svg:x2="23.803cm" svg:y2="0.709cm"><text:p/></draw:line></text:p>
      <text:p text:style-name="P2"><text:s text:c="5"/>Nombre del club<text:tab/><text:tab/><text:tab/><text:tab/><text:tab/><text:tab/><text:tab/><text:tab/><text:tab/><text:tab/> <text:s text:c="8"/>Firma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4T09:22:01.255078212</meta:creation-date>
    <dc:date>2022-11-14T09:32:58.534224519</dc:date>
    <meta:editing-duration>PT44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2" meta:paragraph-count="7" meta:word-count="27" meta:character-count="178"/>
  </office:meta>
</office:document-meta>
</file>